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714d5"/>
    </style:style>
    <style:style style:name="T2" style:family="text">
      <style:text-properties officeooo:rsid="0017c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 </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Wolf Cola: A Public Relations Nightmare (mosquitoes from Mesquite High STD School are bigger terrorists than Bo Co Haram's men in black)</text:p>
      <text:p text:style-name="Standard">Courage the Cowardly Dog</text:p>
      <text:p text:style-name="Standard"><text:soft-page-break/><text:s/>Human Habitrail (I too once ran in a wheel)</text:p>
      <text:p text:style-name="Standard"><text:s/>Everyone Wants to Direct </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text:soft-page-break/>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text:p>
      <text:p text:style-name="Standard">Ignition - Trivium</text:p>
      <text:p text:style-name="Standard">Try to Be Me - Tribal Ink</text:p>
      <text:p text:style-name="Standard">Obliviate - That's Outrageous</text:p>
      <text:p text:style-name="Standard">2012 - The Word Alive</text:p>
      <text:p text:style-name="Standard">reDestructDead</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ext:soft-page-break/>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ext:soft-page-break/>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text:soft-page-break/>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ext:span text:style-name="T2">the </text:span>excess<text:span text:style-name="T1">ively</text:span> dopaminergic dextroamphetamine for people who don't have the biological prerequisites to sustain it, I find an analogy in all the dogs from 102 Dalmatians getting rid of dog hoarder Cruella Devill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5T22:47:50.924000000</dc:date>
    <meta:editing-duration>PT7M2S</meta:editing-duration>
    <meta:editing-cycles>19</meta:editing-cycles>
    <meta:generator>LibreOffice/7.2.1.2$Windows_X86_64 LibreOffice_project/87b77fad49947c1441b67c559c339af8f3517e22</meta:generator>
    <meta:document-statistic meta:table-count="0" meta:image-count="0" meta:object-count="0" meta:page-count="177" meta:paragraph-count="2283" meta:word-count="114190" meta:character-count="630489" meta:non-whitespace-character-count="510341"/>
  </office:meta>
</office:document-meta>
</file>